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loext:contextual-spacing="false" fo:margin-top="0cm" fo:margin-bottom="0.212cm"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text-properties fo:language="ru" fo:country="RU"/>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3"/>
      <text:h text:style-name="P139"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text:span text:style-name="T11">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75"><text:span text:style-name="T11">– Нэш, к</text:span>ак называется наш проект?</text:p>
      <text:p text:style-name="P73"><text:span text:style-name="T8">– </text:span><text:span text:style-name="T64">Дайсон.</text:span></text:p>
      <text:p text:style-name="P73"><text:span text:style-name="T8">– </text:span><text:span text:style-name="T64">Сколько тебе лет?</text:span></text:p>
      <text:p text:style-name="P73"><text:span text:style-name="T8">– </text:span><text:span text:style-name="T64">Два года с начала запуска кластера.</text:span></text:p>
      <text:p text:style-name="P73"><text:span text:style-name="T8">– </text:span><text:span text:style-name="T64">Какой сейчас год?</text:span></text:p>
      <text:p text:style-name="P73"><text:span text:style-name="T8">– </text:span><text:span text:style-name="T21">20</text:span><text:span text:style-name="T20">18</text:span><text:span text:style-name="T64">-й.</text:span></text:p>
      <text:p text:style-name="P24"/>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4"><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4"/>
      <text:p text:style-name="P34">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73"><text:span text:style-name="T8">– Нэш</text:span><text:span text:style-name="T64">,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1">–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1">.</text:span></text:p>
      <text:p text:style-name="P102">Бип-бип-бип.</text:p>
      <text:p text:style-name="P102"/>
      <text:p text:style-name="P34"><text:soft-page-break/><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9" text:outline-level="2">2. Пробуждение</text:h>
      <text:p text:style-name="P32"/>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4">Единорог поднял голову и оглянулся куда-то назад.</text:p>
      <text:p text:style-name="P34"><text:soft-page-break/><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pan text:style-name="T1">–</text:span> Так это и есть наш <text:span text:style-name="T40">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oft-page-break/><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text:soft-page-break/>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 Третий «рукав» виднелся прямо по курсу далеко впереди.</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text:soft-page-break/>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text:soft-page-break/>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P139" text:outline-level="2">3. Норф</text:h>
      <text:p text:style-name="P76"/>
      <text:p text:style-name="P22">Глава IV. Пределы магии</text:p>
      <text:p text:style-name="P19"/>
      <text:p text:style-name="P22">Вашему покорному слуге известны четыре предела магии: </text:p>
      <text:list xml:id="list7331626181880892824" text:style-name="L1">
        <text:list-item>
          <text:p text:style-name="P143"><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text:span><text:span text:style-name="T11">посидеть</text:span><text:span text:style-name="T11">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text:span><text:span text:style-name="T1">ей</text:span><text:span text:style-name="T1"> </text:span><text:span text:style-name="T1">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text:soft-page-break/>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по полной программе. И, хвала зайцам, тут было на что посмотреть! Одна только дирижаблестроительная верфь и порт чего стоили!</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8">Новости </text:span><text:span text:style-name="T28">д</text:span><text:span text:style-name="T28">вора:</text:span><text:span text:style-name="T28"> </text:span><text:span text:style-name="T28">здоровье Её Солнечного Высочества, </text:span><text:span text:style-name="T28">п</text:span><text:span text:style-name="T28">ринцессы Селестии тяжёлое, но стабильное. Доктор Плантаго </text:span><text:span text:style-name="T28">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text:span><text:span text:style-name="T28">восемьдесят</text:span><text:span text:style-name="T28">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text:span><text:span text:style-name="T1">её </text:span><text:span text:style-name="T1">внимания </text:span><text:span text:style-name="T1">я</text:span><text:span text:style-name="T1"> </text:span><text:span text:style-name="T1">даже </text:span><text:span text:style-name="T1">начал </text:span><text:span text:style-name="T1">прыгать, </text:span><text:span text:style-name="T1">орать </text:span><text:span text:style-name="T1">и кидать камешками в окно</text:span><text:span text:style-name="T1">, но меня быстренько вытолкали в сад, </text:span><text:span text:style-name="T1">спасибо, что не побили!</text:span><text:span text:style-name="T1"> </text:span><text:span text:style-name="T1">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гуляя по нижнему городу, я помог погрузить вещи в повозку одной семье единорогов, выезжающей <text:span text:style-name="T1">из Кантерлота к родственникам </text:span><text:span text:style-name="T1">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text:span><text:span text:style-name="T11">Топай вниз, Анон, </text:span><text:span text:style-name="T11">на окраину.</text:span></text:p>
      <text:p text:style-name="P17">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text:soft-page-break/>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text:soft-page-break/>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Н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text:span><text:span text:style-name="T30">наблюдая за нашим триумфом с трибуны</text:span><text:span text:style-name="T30">.</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Фрискай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text:soft-page-break/>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2">–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text:span>Макс,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text:soft-page-break/>–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8">–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oft-page-break/><text:span text:style-name="T1">– Занавес. </text:span>– <text:s/><text:span text:style-name="T1">подытожил я.</text:span></text:p>
      <text:p text:style-name="P38"/>
      <text:h text:style-name="Heading_20_2" text:outline-level="2">5<text:span text:style-name="T1">.</text:span> Нерадивый ученик</text:h>
      <text:p text:style-name="P30"/>
      <text:p text:style-name="P48">– Это очень прост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text:p>
      <text:p text:style-name="P48"/>
      <text:p text:style-name="P48">– Анон…</text:p>
      <text:p text:style-name="P48">С лёгким вздохом аликорница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чувство,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text:soft-page-break/>Вполне вероятно, тогда ты сможешь понять суть заклинания «Последнего Шанса» и разобраться с угрозой!</text:p>
      <text:p text:style-name="P48">Я вздохнул.</text:p>
      <text:p text:style-name="P48">– Ну хорошо, хорошо, не волнуйся. Я готов. Можно только 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Аликорница воззрилась на меня с нечитаемым выражением на морде.</text:p>
      <text:p text:style-name="P48">– Я слишком многого прошу? – вздохнул я. – Ладно, не важно…</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забей…</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еперь позволь мне начать заклинание.</text:p>
      <text:p text:style-name="P48">Аликорница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Я откры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8">– Я старалась провести всё как можно быстрее. С тобой всё в порядке? – в голосе Селестии появились нотки паники.</text:p>
      <text:p text:style-name="P48">Я успокаивающе похлопал аликорницу по шее не глядя.</text:p>
      <text:p text:style-name="P48">–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text:p>
      <text:p text:style-name="P48">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text:span><text:span text:style-name="T86">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text:span>Л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Я бросил взгляд на тумбочку. Нет, стакан пуст.</text:p>
      <text:p text:style-name="P72">Ох, нет! Нет-нет-нет!!!</text:p>
      <text:p text:style-name="P72">Мой взгляд был прикован к дверце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text:soft-page-break/>Тёмная аликорница перевела взгляд на Селестию, всё так же лежащую на постели разметав крылья.</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8">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8">Через мгновение палата заполнилась оханьем, аханьем и звоном склянок с микстурами. Я оказался в окружении злобных 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text:span text:style-name="T11">6. </text:span>Индиго</text:h>
      <text:p text:style-name="P38"/>
      <text:p text:style-name="P38">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text:soft-page-break/>Я остался сидеть в полнейшем замешательстве. </text:p>
      <text:p text:style-name="P48"/>
      <text:p text:style-name="P49">***</text:p>
      <text:p text:style-name="P48">&lt;<text:span text:style-name="T54">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text:soft-page-break/>–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text:soft-page-break/>–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Цвет твоей кожи сейчас не сильно отличается от цвета моей шерсти — настолько ты бледный. Как ты себя чувствуешь?</text:p>
      <text:p text:style-name="P48">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text:soft-page-break/>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 могла она видеть мою попытку,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8">–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8">Аликорны повернулись ко мне. Мне стало дико неуютно.</text:p>
      <text:p text:style-name="P48">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8">Я сдался.</text:p>
      <text:p text:style-name="P48">– Готов ли ты проследовать с Нами, Анонимус, и обучиться древнему искусству сновидений?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text:soft-page-break/>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ём сне? Наверное, это ты спишь в той пещере? Ну, знаешь, под заброшенными шахтами с вагонетками? Я, кажись, в неё влетел.</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8">– Что за «Чёрный Экран»? – продолжил интересо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text:soft-page-break/>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скалы,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8">Я закрыл лицо руками и<text:span text:style-name="T6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елание</text:h>
      <text:p text:style-name="P49"/>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смущённо отвернулась, прижав уши к голове.</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её вернуть моё привычное физическое состояние?</text:p>
      <text:p text:style-name="P48"><text:soft-page-break/>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8"/>
      <text:p text:style-name="P48">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Селестия вздохнула.</text:p>
      <text:p text:style-name="P48">–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машинально ковыряя копытом ямку под валуном.</text:p>
      <text:p text:style-name="P48">–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text:soft-page-break/>–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 </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text:soft-page-break/>–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Селестия, что ты со мной творишь?</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8"/>
      <text:h text:style-name="P139" text:outline-level="2">8. Стыд</text:h>
      <text:p text:style-name="P48">&lt;<text:span text:style-name="T82">Mylene Farmer — L`Ame-Stram-Gram</text:span>&gt;</text:p>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5">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Нелетающие пегасы</text:h>
      <text:p text:style-name="P51">&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8">“<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1">10</text:span>. (40*<text:span text:style-name="T11">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8">…</text:p>
      <text:p text:style-name="P38"/>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8">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8"><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1">–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1">–</text:span> А водку у вас принято пить?</text:p>
      <text:p text:style-name="P36"><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нахмурилась.</text:p>
      <text:p text:style-name="P48"><text:span text:style-name="T11">–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8">–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9">***</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8">– Ну ок. Тогда она обрадуется следующей новости: я ухожу.</text:p>
      <text:p text:style-name="P38"><text:soft-page-break/>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9">мино</text:span>тавра?</text:p>
      <text:p text:style-name="P58">– <text:s/>Тебя забрать я ему не дам. А в дядю не тыкай копытом, это невежливо! Спи уже, моя маленькая!</text:p>
      <text:p text:style-name="P58"><text:soft-page-break/>– Поцелуй меня на ночь, мам!</text:p>
      <text:p text:style-name="P58">– Конечно, моя хорошая...</text:p>
      <text:p text:style-name="P58"/>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8"/>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text:soft-page-break/>–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3.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text:soft-page-break/>–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lt;Seal — Amazing <text:span text:style-name="T1">(T</text:span><text:span text:style-name="T11">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5">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Эксперимент: заклинание Воплощения Индрэ</text:p>
      <text:p text:style-name="P58"><text:soft-page-break/>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вернулся к письму.</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text:soft-page-break/>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ответ я.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text:soft-page-break/></text:p>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8">Смех рвался наружу мощым потоком, я просто ухахатывался, упав на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text:soft-page-break/>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него,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text:soft-page-break/>–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text:soft-page-break/>–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text:soft-page-break/>–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oft-page-break/><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6"><text:span text:style-name="T11">–</text:span> <text:span text:style-name="T1">Эмм. </text:span>Что он имел ввиду?</text:p>
      <text:p text:style-name="P36"><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6"><text:span text:style-name="T11">– </text:span><text:span text:style-name="T1">Да, завершилось всё препаршиво. Принцесса Луна сказала, лучше бы её обратно на Луну закинули.</text:span></text:p>
      <text:p text:style-name="P36"><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1">– </text:span><text:span text:style-name="T1">Хм. Нет.</text:span></text:p>
      <text:p text:style-name="P36"><text:span text:style-name="T11">– </text:span><text:span text:style-name="T1">А друзья?</text:span></text:p>
      <text:p text:style-name="P36"><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Хм, а эта пони не из разговорчивых. Ну ладно.</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А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4"><text:soft-page-break/></text:p>
      <text:p text:style-name="P44"/>
      <text:p text:style-name="P50">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м... Скажи-ка мне, мой друг П-п-пинки... Легенда про фаэри <text:span text:style-name="T15">— </text:span><text:span text:style-name="T64">эт правда?</text:span></text:p>
      <text:p text:style-name="P48"><text:span text:style-name="T15">– </text:span><text:span text:style-name="T64">Какая из? Их много, вообще-то. Ик!</text:span></text:p>
      <text:p text:style-name="P48"><text:soft-page-break/><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8"><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8"><text:span text:style-name="T15">– </text:span><text:span text:style-name="T64">Пока не умру?</text:span></text:p>
      <text:p text:style-name="P48"><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пони деваются?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0">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ZZ Top – Gimme all your lovin</text:p>
      <text:p text:style-name="P81">Mothley Crue – Kick Start My Heart</text:p>
      <text:p text:style-name="P51"><text:soft-page-break/><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1"><text:soft-page-break/>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text:span>Макс,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1">– </text:span>ОГО!</text:p>
      <text:p text:style-name="P51">Единорожка аж уселась на крыльцо от удивления.</text:p>
      <text:p text:style-name="P51"><text:span text:style-name="T11">–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1"/>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text:p>
      <text:p text:style-name="P51">Трикси молча левитировала мне газеты с трюмо.</text:p>
      <text:p text:style-name="P51">…</text:p>
      <text:p text:style-name="P51">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1"><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1">–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text:soft-page-break/>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1">Show must go on!</text:span></text:p>
      <text:p text:style-name="P51">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1">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text:span><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1">&lt;<text:span text:style-name="T67">David Bowie - Lets Dance/ Ashes To Ashes</text:span></text:p>
      <text:p text:style-name="P41"><text:span text:style-name="T67">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text:soft-page-break/>–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pan text:style-name="T68">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text:soft-page-break/>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8">37 пни</text:span></text:p>
      <text:p text:style-name="P69">24пн</text:p>
      <text:p text:style-name="P69">15</text:p>
      <text:p text:style-name="P51"><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8">302 пони</text:span><text:span text:style-name="T28">.</text:span></text:p>
      <text:p text:style-name="P51"><text:span text:style-name="T68">250 пони</text:span><text:span text:style-name="T28">.</text:span></text:p>
      <text:p text:style-name="P51"><text:span text:style-name="T68">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1">&lt;</text:span><text:span text:style-name="T56">Metallica-Enter Sandman</text:span><text:span text:style-name="T11">&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41">&lt;<text:span text:style-name="T55">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text:span><text:soft-page-break/><text:span text:style-name="T28">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4">Добавить подбор снаряги. Всю снарягу потом выкинет Дэш</text:span>&gt;</text:p>
      <text:p text:style-name="P53"/>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soft-page-break/>…</text:p>
      <text:p text:style-name="P51"/>
      <text:p text:style-name="P61">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text:soft-page-break/>–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Дискордовы яйца!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2"/>
      <text:p text:style-name="P42">…</text:p>
      <text:p text:style-name="P42">&lt;<text:bookmark text:name="eow-title"/><text:span text:style-name="T61">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42">&lt;<text:span text:style-name="T55">Mothley Crue – Cickstart my heart</text:span>&gt;</text:p>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text:soft-page-break/>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text:p>
      <text:p text:style-name="P5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1">– О</text:span>у! <text:span text:style-name="T69">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oft-page-break/><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3">***</text:p>
      <text:p text:style-name="P43"/>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42">&lt;<text:span text:style-name="T55">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3"><text:soft-page-break/>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text:soft-page-break/>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2"/>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oft-page-break/><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text:soft-page-break/>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text:soft-page-break/>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text:soft-page-break/>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oft-page-break/><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2">…</text:p>
      <text:p text:style-name="P42"/>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3">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text:soft-page-break/>–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text:soft-page-break/>–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3">***</text:p>
      <text:p text:style-name="P42"/>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text:soft-page-break/>–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6">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2"/>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text:soft-page-break/>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3"><text:soft-page-break/>***</text:p>
      <text:p text:style-name="P42"/>
      <text:p text:style-name="P53">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6"><text:span text:style-name="T11">–</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text:soft-page-break/>–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31">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3">~~~~~</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3">~~~~~</text:p>
      <text:p text:style-name="P43"/>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text:soft-page-break/>–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text:soft-page-break/>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text:soft-page-break/>–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3">~~~~~</text:p>
      <text:p text:style-name="P19">&lt;<text:span text:style-name="T25">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2" text:outline-level="3">Воскресение</text:h>
      <text:p text:style-name="P48">&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text:soft-page-break/></text:p>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text:soft-page-break/>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7"><text:soft-page-break/>***</text:p>
      <text:p text:style-name="P56"/>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text:soft-page-break/>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text:soft-page-break/>–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1">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text:soft-page-break/>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6"/>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text:soft-page-break/>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0">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39"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text:soft-page-break/>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text:soft-page-break/>–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8">– А сидишь на чём? – вид сидящего на пустоте существа сбивал с толку.</text:p>
      <text:p text:style-name="P48">Демиург что-то прикинул и кивнул сам себе.</text:p>
      <text:p text:style-name="P38">–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8"/>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1">– Продолжай! – с интересом воскликнул Анакорн. – Как бессмертная оказалась в твоём мире, человек?</text:p>
      <text:p text:style-name="P41"/>
      <text:p text:style-name="P46">Ага, так я тебе и сказал! Я не такой идиот, чтоб уничтожить свою единственную надежду вернуться в Эквестрию!</text:p>
      <text:p text:style-name="P41"/>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text:soft-page-break/>Я вздохнул.</text:p>
      <text:p text:style-name="P41"/>
      <text:p text:style-name="P51"><text:span text:style-name="T11">– Если я расскажу тебе н</text:span>астоящую<text:span text:style-name="T11"> причину </text:span>— ты исчезнешь! <text:span text:style-name="T11">– угрюмо заявил я.</text:span></text:p>
      <text:p text:style-name="P38">Морда Анакорна осветилась радостным озарением.</text:p>
      <text:p text:style-name="P38"/>
      <text:p text:style-name="P51"><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1"/>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text:soft-page-break/></text:p>
      <text:p text:style-name="P94">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pan text:style-name="T30">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2">Я подозрительно посмотрел на Анакорна.</text:p>
      <text:p text:style-name="P101"><text:span text:style-name="T17">– </text:span><text:span text:style-name="T51">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oft-page-break/><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text:soft-page-break/>–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1">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1"><text:soft-page-break/><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3"/>
      <text:h text:style-name="Heading_20_2" text:outline-level="2">Эпилог. Земля</text:h>
      <text:p text:style-name="P108">&lt;<text:span text:style-name="T55">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0T00:40:10.15</dc:date>
    <meta:editing-duration>P132DT6H47M25S</meta:editing-duration>
    <meta:editing-cycles>8070</meta:editing-cycles>
    <meta:generator>OpenOffice/4.1.1$Win32 OpenOffice.org_project/411m6$Build-9775</meta:generator>
    <dc:creator>макс </dc:creator>
    <meta:document-statistic meta:table-count="0" meta:image-count="0" meta:object-count="0" meta:page-count="204" meta:paragraph-count="4359" meta:word-count="94643" meta:character-count="599693"/>
  </office:meta>
</office:document-meta>
</file>